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2"/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9.63mm"/>
    </style:style>
    <style:style style:name="co3" style:family="table-column">
      <style:table-column-properties fo:break-before="auto" style:column-width="28.12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22.58mm"/>
    </style:style>
    <style:style style:name="ro4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1pt" style:font-size-asian="11pt" style:font-size-complex="11pt"/>
      <style:map style:condition="cell-content()=&quot;X4&quot;" style:apply-style-name="cf7" style:base-cell-address="Feuille1.A1"/>
      <style:map style:condition="cell-content()=&quot;X5&quot;" style:apply-style-name="cf7" style:base-cell-address="Feuille1.A1"/>
    </style:style>
    <style:style style:name="ce21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Arial" fo:font-size="11pt" style:font-size-asian="11pt" style:font-size-complex="11pt"/>
      <style:map style:condition="cell-content()=&quot;X4&quot;" style:apply-style-name="cf7" style:base-cell-address="Feuille1.A1"/>
      <style:map style:condition="cell-content()=&quot;X5&quot;" style:apply-style-name="cf7" style:base-cell-address="Feuille1.A1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" fo:font-size="11pt" style:font-size-asian="11pt" style:font-size-complex="11pt"/>
      <style:map style:condition="cell-content()=&quot;X4&quot;" style:apply-style-name="cf7" style:base-cell-address="Feuille1.A1"/>
      <style:map style:condition="cell-content()=&quot;X5&quot;" style:apply-style-name="cf7" style:base-cell-address="Feuille1.A1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rial" fo:font-size="11pt" style:font-size-asian="11pt" style:font-size-complex="11pt"/>
      <style:map style:condition="cell-content()=&quot;X4&quot;" style:apply-style-name="cf7" style:base-cell-address="Feuille1.A1"/>
      <style:map style:condition="cell-content()=&quot;X5&quot;" style:apply-style-name="cf7" style:base-cell-address="Feuille1.A1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ackground-color="#eeeeee" style:vertical-align="middle"/>
      <style:text-properties style:font-name="Arial" fo:font-size="11pt" style:font-size-asian="11pt" style:font-size-complex="11pt"/>
    </style:style>
    <style:style style:name="ce31" style:family="table-cell" style:parent-style-name="Default" style:data-style-name="N109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" fo:font-size="11pt" style:font-size-asian="11pt" style:font-size-complex="11pt"/>
      <style:map style:condition="cell-content()=&quot;X4&quot;" style:apply-style-name="cf7" style:base-cell-address="Feuille1.A1"/>
      <style:map style:condition="cell-content()=&quot;X5&quot;" style:apply-style-name="cf7" style:base-cell-address="Feuille1.A1"/>
    </style:style>
    <style:style style:name="ce23" style:family="table-cell" style:parent-style-name="Default" style:data-style-name="N109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  <style:map style:condition="cell-content()=&quot;X4&quot;" style:apply-style-name="cf2" style:base-cell-address="Feuille1.B6"/>
      <style:map style:condition="cell-content()=&quot;X5&quot;" style:apply-style-name="cf2" style:base-cell-address="Feuille1.B6"/>
    </style:style>
    <style:style style:name="ce24" style:family="table-cell" style:parent-style-name="Default" style:data-style-name="N109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  <style:map style:condition="cell-content()=&quot;X4&quot;" style:apply-style-name="cf2" style:base-cell-address="Feuille1.B6"/>
      <style:map style:condition="cell-content()=&quot;X5&quot;" style:apply-style-name="cf2" style:base-cell-address="Feuille1.B6"/>
    </style:style>
    <style:style style:name="ce25" style:family="table-cell" style:parent-style-name="Default" style:data-style-name="N109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  <style:map style:condition="cell-content()=&quot;X4&quot;" style:apply-style-name="cf2" style:base-cell-address="Feuille1.B6"/>
      <style:map style:condition="cell-content()=&quot;X5&quot;" style:apply-style-name="cf2" style:base-cell-address="Feuille1.B6"/>
    </style:style>
    <style:style style:name="ce14" style:family="table-cell" style:parent-style-name="Default" style:data-style-name="N109">
      <style:table-cell-properties style:text-align-source="fix" style:repeat-content="false" fo:border="none" style:vertical-align="middle"/>
      <style:paragraph-properties fo:text-align="center"/>
      <style:text-properties style:font-name="Arial" fo:font-size="11pt" style:font-size-asian="11pt" style:font-size-complex="11pt"/>
      <style:map style:condition="cell-content()=&quot;X4&quot;" style:apply-style-name="cf7" style:base-cell-address="Feuille1.A1"/>
      <style:map style:condition="cell-content()=&quot;X5&quot;" style:apply-style-name="cf7" style:base-cell-address="Feuille1.A1"/>
    </style:style>
    <style:style style:name="ce48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  <style:map style:condition="cell-content()=&quot;X4&quot;" style:apply-style-name="cf2" style:base-cell-address="Feuille1.B6"/>
      <style:map style:condition="cell-content()=&quot;X5&quot;" style:apply-style-name="cf2" style:base-cell-address="Feuille1.B6"/>
    </style:style>
    <style:style style:name="ce50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  <style:map style:condition="cell-content()=&quot;X4&quot;" style:apply-style-name="cf1" style:base-cell-address="Feuille1.B23"/>
      <style:map style:condition="cell-content()=&quot;X5&quot;" style:apply-style-name="cf1" style:base-cell-address="Feuille1.B23"/>
    </style:style>
    <style:style style:name="ce51" style:family="table-cell" style:parent-style-name="Default" style:data-style-name="N100">
      <style:table-cell-properties fo:border-bottom="none" fo:background-color="#ff4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  <style:map style:condition="cell-content()=&quot;X4&quot;" style:apply-style-name="cf1" style:base-cell-address="Feuille1.B23"/>
      <style:map style:condition="cell-content()=&quot;X5&quot;" style:apply-style-name="cf1" style:base-cell-address="Feuille1.B23"/>
    </style:style>
    <style:style style:name="ce52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  <style:map style:condition="cell-content()=&quot;X4&quot;" style:apply-style-name="cf1" style:base-cell-address="Feuille1.B23"/>
      <style:map style:condition="cell-content()=&quot;X5&quot;" style:apply-style-name="cf1" style:base-cell-address="Feuille1.B23"/>
    </style:style>
    <style:style style:name="ce33" style:family="table-cell" style:parent-style-name="Default" style:data-style-name="N109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style:font-size-asian="12pt" style:font-size-complex="12pt"/>
      <style:map style:condition="cell-content()=&quot;X4&quot;" style:apply-style-name="cf1" style:base-cell-address="Feuille1.B23"/>
      <style:map style:condition="cell-content()=&quot;X5&quot;" style:apply-style-name="cf1" style:base-cell-address="Feuille1.B23"/>
    </style:style>
    <style:style style:name="ce34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Arial" fo:font-size="11pt" style:font-size-asian="11pt" style:font-size-complex="11pt"/>
      <style:map style:condition="cell-content()=&quot;X4&quot;" style:apply-style-name="cf7" style:base-cell-address="Feuille1.A1"/>
      <style:map style:condition="cell-content()=&quot;X5&quot;" style:apply-style-name="cf7" style:base-cell-address="Feuille1.A1"/>
    </style:style>
    <style:style style:name="ce35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Arial" fo:font-size="11pt" style:font-size-asian="11pt" style:font-size-complex="11pt"/>
      <style:map style:condition="cell-content()=&quot;X4&quot;" style:apply-style-name="cf7" style:base-cell-address="Feuille1.A1"/>
      <style:map style:condition="cell-content()=&quot;X5&quot;" style:apply-style-name="cf7" style:base-cell-address="Feuille1.A1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" fo:font-size="11pt" style:font-size-asian="11pt" style:font-size-complex="11pt"/>
    </style:style>
    <style:style style:name="ce29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mm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" fo:font-size="11pt" style:font-name-asian="Arial2" style:font-size-asian="11pt" style:font-name-complex="Arial2" style:font-size-complex="11pt"/>
      <style:map style:condition="cell-content()=&quot;X4&quot;" style:apply-style-name="cf6" style:base-cell-address="Feuille1.C5"/>
      <style:map style:condition="cell-content()=&quot;X5&quot;" style:apply-style-name="cf6" style:base-cell-address="Feuille1.C5"/>
    </style:style>
    <style:style style:name="ce4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" fo:font-size="11pt" style:font-size-asian="11pt" style:font-size-complex="11pt"/>
      <style:map style:condition="cell-content()=&quot;X4&quot;" style:apply-style-name="cf6" style:base-cell-address="Feuille1.C5"/>
      <style:map style:condition="cell-content()=&quot;X5&quot;" style:apply-style-name="cf6" style:base-cell-address="Feuille1.C5"/>
    </style:style>
    <style:style style:name="ce3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mm"/>
      <style:text-properties style:font-name="Arial" fo:font-size="11pt" style:font-name-asian="Arial2" style:font-size-asian="11pt" style:font-name-complex="Arial2" style:font-size-complex="11pt"/>
      <style:map style:condition="cell-content()=&quot;X4&quot;" style:apply-style-name="cf6" style:base-cell-address="Feuille1.C5"/>
      <style:map style:condition="cell-content()=&quot;X5&quot;" style:apply-style-name="cf6" style:base-cell-address="Feuille1.C5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Arial" fo:font-size="11pt" style:font-size-asian="11pt" style:font-size-complex="11pt"/>
      <style:map style:condition="cell-content()=&quot;X4&quot;" style:apply-style-name="cf6" style:base-cell-address="Feuille1.C5"/>
      <style:map style:condition="cell-content()=&quot;X5&quot;" style:apply-style-name="cf6" style:base-cell-address="Feuille1.C5"/>
    </style:style>
    <style:style style:name="ce67" style:family="table-cell" style:parent-style-name="Default">
      <style:table-cell-properties fo:background-color="transparent"/>
    </style:style>
    <style:style style:name="ce49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Arial" fo:font-size="11pt" style:font-name-asian="Arial2" style:font-size-asian="11pt" style:font-name-complex="Arial2" style:font-size-complex="11pt"/>
      <style:map style:condition="cell-content()=&quot;X4&quot;" style:apply-style-name="cf6" style:base-cell-address="Feuille1.C5"/>
      <style:map style:condition="cell-content()=&quot;X5&quot;" style:apply-style-name="cf6" style:base-cell-address="Feuille1.C5"/>
    </style:style>
    <style:style style:name="ce4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Arial" fo:font-size="11pt" style:font-size-asian="11pt" style:font-size-complex="11pt"/>
      <style:map style:condition="cell-content()=&quot;X4&quot;" style:apply-style-name="cf6" style:base-cell-address="Feuille1.C5"/>
      <style:map style:condition="cell-content()=&quot;X5&quot;" style:apply-style-name="cf6" style:base-cell-address="Feuille1.C5"/>
    </style:style>
    <style:style style:name="ce58" style:family="table-cell" style:parent-style-name="Default" style:data-style-name="N0">
      <style:table-cell-properties fo:background-color="#eeeeee" style:text-align-source="fix" style:repeat-content="false" style:vertical-align="middle"/>
      <style:paragraph-properties fo:text-align="center" fo:margin-left="0mm"/>
      <style:text-properties style:font-name="Arial" fo:font-size="11pt" style:font-size-asian="11pt" style:font-size-complex="11pt"/>
    </style:style>
  </office:automatic-styles>
  <office:body>
    <office:spreadsheet>
      <table:table table:name="Feuille1" table:style-name="ta1" table:print="false">
        <table:table-column table:style-name="co1" table:default-cell-style-name="ce10"/>
        <table:table-column table:style-name="co1" table:default-cell-style-name="ce24"/>
        <table:table-column table:style-name="co2" table:default-cell-style-name="ce15"/>
        <table:table-column table:style-name="co3" table:default-cell-style-name="ce29"/>
        <table:table-column table:style-name="co4" table:default-cell-style-name="ce15"/>
        <table:table-column table:style-name="co1" table:default-cell-style-name="ce29"/>
        <table:table-column table:style-name="co5" table:default-cell-style-name="Default"/>
        <table:table-row table:style-name="ro2">
          <table:table-cell table:style-name="ce1"/>
          <table:table-cell table:style-name="ce20"/>
          <table:table-cell table:style-name="ce34" office:value-type="string" calcext:value-type="string" table:number-columns-spanned="3" table:number-rows-spanned="1">
            <text:p>TP INFO Salle B306</text:p>
          </table:table-cell>
          <table:covered-table-cell table:number-columns-repeated="2" table:style-name="ce6"/>
          <table:table-cell table:style-name="ce58" office:value-type="string" calcext:value-type="string">
            <text:p>Cours </text:p>
          </table:table-cell>
          <table:table-cell/>
        </table:table-row>
        <table:table-row table:style-name="ro2">
          <table:table-cell table:style-name="ce20" table:number-columns-repeated="2"/>
          <table:table-cell table:style-name="ce35" office:value-type="string" calcext:value-type="string">
            <text:p>M. Robert</text:p>
          </table:table-cell>
          <table:table-cell table:style-name="ce35" office:value-type="string" calcext:value-type="string">
            <text:p>Mme Genzmer</text:p>
          </table:table-cell>
          <table:table-cell table:style-name="ce35" office:value-type="string" calcext:value-type="string">
            <text:p>M. Costadoat</text:p>
          </table:table-cell>
          <table:table-cell table:style-name="ce35"/>
          <table:table-cell table:style-name="ce35" office:value-type="string" calcext:value-type="string">
            <text:p>M. Costadoat</text:p>
          </table:table-cell>
        </table:table-row>
        <table:table-row table:style-name="ro2">
          <table:table-cell table:style-name="ce21" office:value-type="string" calcext:value-type="string" table:number-columns-spanned="2" table:number-rows-spanned="1">
            <text:p>SEMAINE</text:p>
          </table:table-cell>
          <table:covered-table-cell table:style-name="ce6"/>
          <table:table-cell table:style-name="ce35" office:value-type="string" calcext:value-type="string">
            <text:p>Me 15h30</text:p>
          </table:table-cell>
          <table:table-cell table:style-name="ce35" office:value-type="string" calcext:value-type="string">
            <text:p>Lu 15h</text:p>
          </table:table-cell>
          <table:table-cell table:style-name="ce35" office:value-type="string" calcext:value-type="string">
            <text:p>Ve 14h</text:p>
          </table:table-cell>
          <table:table-cell table:style-name="ce35"/>
          <table:table-cell table:style-name="ce35" office:value-type="string" calcext:value-type="string">
            <text:p>Lu 10h</text:p>
          </table:table-cell>
        </table:table-row>
        <table:table-row table:style-name="ro2">
          <table:table-cell table:style-name="ce26" office:value-type="float" office:value="2" calcext:value-type="float">
            <text:p>2</text:p>
          </table:table-cell>
          <table:table-cell table:style-name="ce31" office:value-type="string" calcext:value-type="string">
            <text:p>7 sep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5"/>
          <table:table-cell/>
        </table:table-row>
        <table:table-row table:style-name="ro2">
          <table:table-cell table:style-name="ce26" office:value-type="float" office:value="3" calcext:value-type="float">
            <text:p>3</text:p>
          </table:table-cell>
          <table:table-cell table:style-name="ce31" office:value-type="string" calcext:value-type="string">
            <text:p>14 sept</text:p>
          </table:table-cell>
          <table:table-cell table:style-name="ce29" office:value-type="float" office:value="1" calcext:value-type="float">
            <text:p>1</text:p>
          </table:table-cell>
          <table:table-cell table:style-name="ce13"/>
          <table:table-cell table:style-name="ce37"/>
          <table:table-cell table:number-columns-repeated="2"/>
        </table:table-row>
        <table:table-row table:style-name="ro3">
          <table:table-cell table:style-name="ce9" office:value-type="float" office:value="4" calcext:value-type="float">
            <text:p>4</text:p>
          </table:table-cell>
          <table:table-cell table:style-name="ce23" office:value-type="string" calcext:value-type="string">
            <text:p>21 sept</text:p>
          </table:table-cell>
          <table:table-cell table:style-name="ce2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2" calcext:value-type="float">
            <text:p>2</text:p>
          </table:table-cell>
          <table:table-cell table:style-name="ce44"/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28 sept</text:p>
          </table:table-cell>
          <table:table-cell/>
          <table:table-cell table:style-name="ce41"/>
          <table:table-cell table:style-name="ce37"/>
          <table:table-cell table:number-columns-repeated="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5 oct</text:p>
          </table:table-cell>
          <table:table-cell table:style-name="ce2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5"/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12 oct</text:p>
          </table:table-cell>
          <table:table-cell table:style-name="ce16"/>
          <table:table-cell table:style-name="ce15"/>
          <table:table-cell table:style-name="ce37"/>
          <table:table-cell table:number-columns-repeated="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2 nov</text:p>
          </table:table-cell>
          <table:table-cell table:style-name="ce29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29" office:value-type="float" office:value="4" calcext:value-type="float">
            <text:p>4</text:p>
          </table:table-cell>
          <table:table-cell table:style-name="ce16"/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9 nov</text:p>
          </table:table-cell>
          <table:table-cell table:style-name="ce38"/>
          <table:table-cell table:style-name="ce16"/>
          <table:table-cell table:style-name="ce37"/>
          <table:table-cell table:number-columns-repeated="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16 nov</text:p>
          </table:table-cell>
          <table:table-cell table:style-name="ce2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29" office:value-type="float" office:value="5" calcext:value-type="float">
            <text:p>5</text:p>
          </table:table-cell>
          <table:table-cell table:style-name="ce16"/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23 nov</text:p>
          </table:table-cell>
          <table:table-cell table:style-name="ce37"/>
          <table:table-cell table:style-name="ce22"/>
          <table:table-cell table:style-name="ce37"/>
          <table:table-cell table:number-columns-repeated="2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30 nov</text:p>
          </table:table-cell>
          <table:table-cell table:style-name="ce29" office:value-type="string" calcext:value-type="string">
            <text:p>5 bis</text:p>
          </table:table-cell>
          <table:table-cell office:value-type="string" calcext:value-type="string">
            <text:p>5 bis</text:p>
          </table:table-cell>
          <table:table-cell table:style-name="ce29" office:value-type="string" calcext:value-type="string">
            <text:p>5 bis</text:p>
          </table:table-cell>
          <table:table-cell table:style-name="ce37"/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7 déc</text:p>
          </table:table-cell>
          <table:table-cell table:style-name="ce29" office:value-type="float" office:value="6" calcext:value-type="float">
            <text:p>6</text:p>
          </table:table-cell>
          <table:table-cell table:style-name="ce38" table:number-columns-repeated="2"/>
          <table:table-cell table:number-columns-repeated="2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14 déc</text:p>
          </table:table-cell>
          <table:table-cell table:style-name="ce38"/>
          <table:table-cell office:value-type="float" office:value="6" calcext:value-type="float">
            <text:p>6</text:p>
          </table:table-cell>
          <table:table-cell table:style-name="ce38"/>
          <table:table-cell table:style-name="ce16"/>
          <table:table-cell table:style-name="ce29" office:value-type="float" office:value="6" calcext:value-type="float">
            <text:p>6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4 janv</text:p>
          </table:table-cell>
          <table:table-cell table:style-name="ce41"/>
          <table:table-cell table:style-name="ce38" table:number-columns-repeated="2"/>
          <table:table-cell table:number-columns-repeated="2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11 janv</text:p>
          </table:table-cell>
          <table:table-cell table:style-name="ce2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7" calcext:value-type="float">
            <text:p>7</text:p>
          </table:table-cell>
          <table:table-cell table:style-name="ce37"/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18 janv</text:p>
          </table:table-cell>
          <table:table-cell table:style-name="ce37"/>
          <table:table-cell table:style-name="ce41"/>
          <table:table-cell table:style-name="ce37"/>
          <table:table-cell table:number-columns-repeated="2"/>
        </table:table-row>
        <table:table-row table:style-name="ro3">
          <table:table-cell table:style-name="ce11" office:value-type="float" office:value="18" calcext:value-type="float">
            <text:p>18</text:p>
          </table:table-cell>
          <table:table-cell table:style-name="ce25" office:value-type="string" calcext:value-type="string">
            <text:p>25 janv</text:p>
          </table:table-cell>
          <table:table-cell table:style-name="ce29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29" office:value-type="float" office:value="8" calcext:value-type="float">
            <text:p>8</text:p>
          </table:table-cell>
          <table:table-cell table:style-name="ce37"/>
          <table:table-cell/>
        </table:table-row>
        <table:table-row table:style-name="ro2">
          <table:table-cell table:style-name="ce8"/>
          <table:table-cell table:style-name="ce14"/>
          <table:table-cell table:style-name="ce39"/>
          <table:table-cell table:style-name="ce46"/>
          <table:table-cell table:style-name="ce49" table:number-columns-repeated="2"/>
          <table:table-cell/>
        </table:table-row>
        <table:table-row table:style-name="ro3">
          <table:table-cell table:style-name="ce9" office:value-type="float" office:value="19" calcext:value-type="float">
            <text:p>19</text:p>
          </table:table-cell>
          <table:table-cell table:style-name="ce48" office:value-type="string" calcext:value-type="string">
            <text:p>1 fév</text:p>
          </table:table-cell>
          <table:table-cell/>
          <table:table-cell table:style-name="ce38"/>
          <table:table-cell table:number-columns-repeated="3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50" office:value-type="string" calcext:value-type="string">
            <text:p>8 fév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37"/>
          <table:table-cell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50" office:value-type="string" calcext:value-type="string">
            <text:p>1 mars</text:p>
          </table:table-cell>
          <table:table-cell table:style-name="ce37"/>
          <table:table-cell office:value-type="float" office:value="10" calcext:value-type="float">
            <text:p>10</text:p>
          </table:table-cell>
          <table:table-cell table:style-name="ce44"/>
          <table:table-cell table:number-columns-repeated="2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50" office:value-type="string" calcext:value-type="string">
            <text:p>8 mars</text:p>
          </table:table-cell>
          <table:table-cell/>
          <table:table-cell table:style-name="ce38"/>
          <table:table-cell/>
          <table:table-cell table:style-name="ce37"/>
          <table:table-cell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50" office:value-type="string" calcext:value-type="string">
            <text:p>15 mars</text:p>
          </table:table-cell>
          <table:table-cell table:style-name="ce37"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50" office:value-type="string" calcext:value-type="string">
            <text:p>22 mars</text:p>
          </table:table-cell>
          <table:table-cell/>
          <table:table-cell table:style-name="ce38"/>
          <table:table-cell/>
          <table:table-cell table:style-name="ce37"/>
          <table:table-cell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50" office:value-type="string" calcext:value-type="string">
            <text:p>29 mars</text:p>
          </table:table-cell>
          <table:table-cell table:style-name="ce37"/>
          <table:table-cell office:value-type="float" office:value="12" calcext:value-type="float">
            <text:p>12</text:p>
          </table:table-cell>
          <table:table-cell table:style-name="ce16"/>
          <table:table-cell table:number-columns-repeated="2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51" office:value-type="string" calcext:value-type="string">
            <text:p>5 avril</text:p>
          </table:table-cell>
          <table:table-cell/>
          <table:table-cell table:style-name="ce38"/>
          <table:table-cell/>
          <table:table-cell table:style-name="ce37"/>
          <table:table-cell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50" office:value-type="string" calcext:value-type="string">
            <text:p>12 avril</text:p>
          </table:table-cell>
          <table:table-cell table:style-name="ce37"/>
          <table:table-cell table:style-name="ce15"/>
          <table:table-cell table:style-name="ce16"/>
          <table:table-cell table:number-columns-repeated="2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50" office:value-type="string" calcext:value-type="string">
            <text:p>3 mai</text:p>
          </table:table-cell>
          <table:table-cell/>
          <table:table-cell table:style-name="ce15"/>
          <table:table-cell/>
          <table:table-cell table:style-name="ce16"/>
          <table:table-cell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50" office:value-type="string" calcext:value-type="string">
            <text:p>10 mai</text:p>
          </table:table-cell>
          <table:table-cell/>
          <table:table-cell table:style-name="ce67"/>
          <table:table-cell/>
          <table:table-cell table:style-name="ce38"/>
          <table:table-cell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50" office:value-type="string" calcext:value-type="string">
            <text:p>17 mai</text:p>
          </table:table-cell>
          <table:table-cell/>
          <table:table-cell table:style-name="ce15"/>
          <table:table-cell/>
          <table:table-cell table:style-name="ce16"/>
          <table:table-cell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51" office:value-type="string" calcext:value-type="string">
            <text:p>24 mai</text:p>
          </table:table-cell>
          <table:table-cell table:style-name="ce16"/>
          <table:table-cell table:style-name="ce38"/>
          <table:table-cell table:number-columns-repeated="3"/>
        </table:table-row>
        <table:table-row table:style-name="ro3">
          <table:table-cell table:style-name="ce11" office:value-type="float" office:value="32" calcext:value-type="float">
            <text:p>32</text:p>
          </table:table-cell>
          <table:table-cell table:style-name="ce52" office:value-type="string" calcext:value-type="string">
            <text:p>31 mai</text:p>
          </table:table-cell>
          <table:table-cell/>
          <table:table-cell table:style-name="ce15"/>
          <table:table-cell/>
          <table:table-cell table:style-name="ce15"/>
          <table:table-cell/>
        </table:table-row>
        <table:table-row table:style-name="ro3">
          <table:table-cell table:style-name="ce5"/>
          <table:table-cell table:style-name="ce33"/>
          <table:table-cell/>
          <table:table-cell table:style-name="ce15"/>
          <table:table-cell/>
          <table:table-cell table:style-name="ce16"/>
          <table:table-cell/>
        </table:table-row>
        <table:table-row table:style-name="ro3">
          <table:table-cell table:style-name="ce5"/>
          <table:table-cell table:style-name="ce33"/>
          <table:table-cell/>
          <table:table-cell table:style-name="ce15"/>
          <table:table-cell/>
          <table:table-cell table:style-name="ce37"/>
          <table:table-cell/>
        </table:table-row>
        <calcext:conditional-formats>
          <calcext:conditional-format calcext:target-range-address="Feuille1.B23:Feuille1.B37">
            <calcext:condition calcext:apply-style-name="cf1" calcext:value="=&quot;X4&quot;" calcext:base-cell-address="Feuille1.B23"/>
            <calcext:condition calcext:apply-style-name="cf1" calcext:value="=&quot;X5&quot;" calcext:base-cell-address="Feuille1.B23"/>
          </calcext:conditional-format>
          <calcext:conditional-format calcext:target-range-address="Feuille1.B1:Feuille1.C1 Feuille1.A2:Feuille1.F2 Feuille1.C3:Feuille1.F3 Feuille1.A21:Feuille1.A21 Feuille1.B21:Feuille1.B21 Feuille1.A3:Feuille1.A5 Feuille1.B4:Feuille1.B5 Feuille1.G2:Feuille1.G3">
            <calcext:condition calcext:apply-style-name="cf7" calcext:value="=&quot;X4&quot;" calcext:base-cell-address="Feuille1.A1"/>
            <calcext:condition calcext:apply-style-name="cf7" calcext:value="=&quot;X5&quot;" calcext:base-cell-address="Feuille1.A1"/>
          </calcext:conditional-format>
          <calcext:conditional-format calcext:target-range-address="Feuille1.F6:Feuille1.F6 Feuille1.E9:Feuille1.E9 Feuille1.E11:Feuille1.E11 Feuille1.C21:Feuille1.C21 Feuille1.E21:Feuille1.E21 Feuille1.E24:Feuille1.E24 Feuille1.F25:Feuille1.F25 Feuille1.C26:Feuille1.C26 Feuille1.F27:Feuille1.F27 Feuille1.C28:Feuille1.C28 Feuille1.F29:Feuille1.F29 Feuille1.D7:Feuille1.D7 Feuille1.D21:Feuille1.D21 Feuille1.E7:Feuille1.E7 Feuille1.E21:Feuille1.E21 Feuille1.F14:Feuille1.F14 Feuille1.F20:Feuille1.F21 Feuille1.F18:Feuille1.F18 Feuille1.E5:Feuille1.E5 Feuille1.E13:Feuille1.E13 Feuille1.C13:Feuille1.C13 Feuille1.C17:Feuille1.C17 Feuille1.C19:Feuille1.E19 Feuille1.F23:Feuille1.F23 Feuille1.F37:Feuille1.F37 Feuille1.C30:Feuille1.C30 Feuille1.C24:Feuille1.C24">
            <calcext:condition calcext:apply-style-name="cf6" calcext:value="=&quot;X4&quot;" calcext:base-cell-address="Feuille1.C5"/>
            <calcext:condition calcext:apply-style-name="cf6" calcext:value="=&quot;X5&quot;" calcext:base-cell-address="Feuille1.C5"/>
          </calcext:conditional-format>
          <calcext:conditional-format calcext:target-range-address="Feuille1.B6:Feuille1.B20 Feuille1.B22:Feuille1.B35">
            <calcext:condition calcext:apply-style-name="cf2" calcext:value="=&quot;X4&quot;" calcext:base-cell-address="Feuille1.B6"/>
            <calcext:condition calcext:apply-style-name="cf2" calcext:value="=&quot;X5&quot;" calcext:base-cell-address="Feuille1.B6"/>
          </calcext:conditional-format>
        </calcext:conditional-formats>
      </table:table>
      <table:table table:name="Feui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2"/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 number:style="long"/>
      <number:text> </number:text>
      <number:month number:textual="true"/>
    </number:date-style>
    <number:date-style style:name="N110">
      <number:day-of-week/>
      <number:text> </number:text>
      <number:day/>
      <number:text> </number:text>
      <number:month number:textual="true"/>
    </number:date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loext:min-decimal-places="0" number:min-integer-digits="1" number:grouping="true"/>
      <number:text>   </number:text>
    </number:number-style>
    <number:number-style style:name="N124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  </number:text>
    </number:number-style>
    <number:number-style style:name="N127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8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2P2" style:volatile="true">
      <loext:text> </loext:text>
      <loext:fill-character> </loext:fill-character>
      <number:text>-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6P2" style:volatile="true">
      <loext:text> </loext:text>
      <loext:fill-character> </loext:fill-character>
      <number:text>-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7" style:family="table-cell" style:parent-style-name="Default">
      <style:table-cell-properties fo:background-color="#cccccc"/>
      <style:text-properties fo:color="#000000"/>
    </style:style>
    <style:style style:name="cf1" style:family="table-cell" style:parent-style-name="Default" style:data-style-name="N0">
      <style:table-cell-properties fo:background-color="#cccccc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cf6" style:family="table-cell" style:parent-style-name="Default" style:data-style-name="N0">
      <style:table-cell-properties fo:background-color="#cccccc" style:vertical-align="middle"/>
    </style:style>
    <style:style style:name="cf2" style:family="table-cell" style:parent-style-name="Default">
      <style:table-cell-properties fo:background-color="#cccccc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 style:data-style-name="N2" text:time-value="14:40:54.6466067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G</meta:initial-creator>
    <meta:creation-date>2018-12-21T10:46:33</meta:creation-date>
    <dc:date>2020-12-02T14:43:33.344869956</dc:date>
    <meta:editing-duration>PT1H42M17S</meta:editing-duration>
    <meta:editing-cycles>41</meta:editing-cycles>
    <meta:generator>LibreOffice/6.1.5.2$MacOSX_X86_64 LibreOffice_project/90f8dcf33c87b3705e78202e3df5142b201bd805</meta:generator>
    <meta:document-statistic meta:table-count="3" meta:cell-count="104" meta:object-count="0"/>
  </office:meta>
</office:document-meta>
</file>